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bold" style:font-weight-asian="bold" style:font-name-complex="Calibri1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officeooo:rsid="000fc932" officeooo:paragraph-rsid="000fc932" style:font-weight-asian="normal" style:font-name-complex="Calibri1" style:font-weight-complex="normal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officeooo:rsid="00110d0d" officeooo:paragraph-rsid="00110d0d" style:font-weight-asian="normal" style:font-name-complex="Calibri1" style:font-weight-complex="normal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6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officeooo:rsid="000fc932" officeooo:paragraph-rsid="000fc932" style:font-weight-asian="normal" style:font-name-complex="Calibri1" style:font-weight-complex="normal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officeooo:rsid="000fc932" officeooo:paragraph-rsid="001303f6" style:font-weight-asian="normal" style:font-name-complex="Calibri1" style:font-weight-complex="normal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Calibri" fo:font-size="12pt" fo:font-style="normal" style:text-underline-style="none" fo:font-weight="normal" officeooo:rsid="000fc932" officeooo:paragraph-rsid="001303f6" style:text-blinking="false" fo:background-color="#ffffff" style:font-weight-asian="normal" style:font-name-complex="Calibri1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style:text-underline-style="none" fo:font-weight="normal"/>
    </style:style>
    <style:style style:name="P11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name-complex="Calibri1"/>
    </style:style>
    <style:style style:name="T1" style:family="text">
      <style:text-properties style:font-name="Calibri" style:text-underline-style="solid" style:text-underline-width="auto" style:text-underline-color="font-color" style:font-name-complex="Calibri1"/>
    </style:style>
    <style:style style:name="T2" style:family="text">
      <style:text-properties style:font-name="Calibri" style:text-underline-style="solid" style:text-underline-width="auto" style:text-underline-color="font-color" officeooo:rsid="000f963b" style:font-name-complex="Calibri1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02124" loext:opacity="100%" style:text-line-through-style="none" style:text-line-through-type="none" fo:font-size="12pt" fo:font-style="normal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tivation zu Open Source Software</text:p>
      <text:p text:style-name="P1"/>
      <text:p text:style-name="P1"><text:span text:style-name="T2">Persönlicher</text:span><text:span text:style-name="T1"> Teil</text:span></text:p>
      <text:p text:style-name="P6"/>
      <text:p text:style-name="P6"/>
      <text:p text:style-name="P11"><text:bookmark text:name="docs-internal-guid-361ec1e1-7fff-e26e-3a37-137fef62bcb8"/>Weshalb haben wir unsere Präsentation open entwickelt?</text:p>
      <text:p text:style-name="P8">- Shared Knowledge<text:tab/>(Teilen wir unsere Recherche-Ergebnisse!)</text:p>
      <text:p text:style-name="P9">- Neues Lernen (Kann man einen Open Source Vortrag machen?)</text:p>
      <text:p text:style-name="P11"/>
      <text:p text:style-name="P10"><text:span text:style-name="T4">Welchen Anreiz zur Nutzung haben wir mgw erschaffen?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1T10:40:26.546000000</dc:date>
    <meta:editing-duration>PT10M5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39" meta:character-count="276" meta:non-whitespace-character-count="243"/>
  </office:meta>
</office:document-meta>
</file>